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3B0000007C69735938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custom-shape draw:style-name="gr1" draw:text-style-name="P1" draw:layer="layout" svg:width="24cm" svg:height="4.1cm" svg:x="1.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23.339cm" svg:height="3.499cm" svg:x="1.561cm" svg:y="2.1cm">
          <draw:image xlink:href="Pictures/100002010000033B0000007C69735938.tif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05T11:55:43</dc:date>
    <meta:editing-duration>PT23H48M33S</meta:editing-duration>
    <meta:editing-cycles>14</meta:editing-cycles>
    <meta:generator>LibreOffice/3.4$Unix LibreOffice_project/340m1$Build-402</meta:generator>
    <meta:document-statistic meta:object-count="2"/>
  </office:meta>
</office:document-meta>
</file>